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289cm" fo:min-width="0.293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999999" draw:textarea-horizontal-align="justify" draw:textarea-vertical-align="middle" draw:auto-grow-height="false" fo:min-height="0.289cm" fo:min-width="0.293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789cm"/>
    </style:style>
    <style:style style:name="gr5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57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opacity="100%" draw:opacity-name="Transparency_20_3" draw:textarea-vertical-align="middle" draw:auto-grow-height="false" fo:min-height="0.954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0.561cm"/>
    </style:style>
    <style:style style:name="gr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opacity="100%" draw:opacity-name="Transparency_20_3" draw:textarea-vertical-align="middle" draw:auto-grow-height="false" fo:min-height="0.92cm" fo:min-width="0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opacity="100%" draw:opacity-name="Transparency_20_3" draw:textarea-vertical-align="middle" draw:auto-grow-height="false" fo:min-height="1.402cm" fo:min-width="0cm" fo:padding-top="0.142cm" fo:padding-bottom="0.142cm" fo:padding-left="0.267cm" fo:padding-right="0.267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="solid" draw:fill-color="#9999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opacity="100%" draw:opacity-name="Transparency_20_3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0.635cm" svg:x="3.81cm" svg:y="5.2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89cm" svg:height="0.635cm" svg:x="3.937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89cm" svg:height="0.635cm" svg:x="4.064cm" svg:y="4.9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0.889cm" svg:height="0.635cm" svg:x="4.191cm" svg:y="4.8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413cm" svg:height="0.762cm" svg:x="3.048cm" svg:y="5.969cm">
          <draw:text-box>
            <text:p><text:span text:style-name="T1">Discard Pile</text:span></text:p>
          </draw:text-box>
        </draw:frame>
        <draw:custom-shape draw:style-name="gr3" draw:text-style-name="P3" draw:layer="layout" svg:width="0.889cm" svg:height="0.635cm" svg:x="6.858cm" svg:y="5.3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svg:x="6.985cm" svg:y="5.2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svg:x="7.112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svg:x="7.239cm" svg:y="4.9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413cm" svg:height="0.762cm" svg:x="6.096cm" svg:y="5.969cm">
          <draw:text-box>
            <text:p><text:span text:style-name="T1">Draw Pile</text:span></text:p>
          </draw:text-box>
        </draw:frame>
        <draw:custom-shape draw:style-name="gr3" draw:text-style-name="P3" draw:layer="layout" svg:width="0.889cm" svg:height="0.635cm" draw:transform="rotate (-1.5707963267949) translate (2.92cm 1.0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draw:transform="rotate (-1.5707963267949) translate (3.048cm 1.0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draw:transform="rotate (-1.5707963267949) translate (3.175cm 1.0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draw:transform="rotate (-1.5707963267949) translate (3.302cm 1.0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0.889cm" svg:height="0.635cm" draw:transform="rotate (-1.5707963267949) translate (3.429cm 1.0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2.794cm" svg:height="1.039cm" svg:x="1.651cm" svg:y="0.127cm">
          <draw:text-box>
            <text:p><text:span text:style-name="T1">Player in turn</text:span></text:p>
          </draw:text-box>
        </draw:frame>
        <draw:custom-shape draw:style-name="gr3" draw:text-style-name="P3" draw:layer="layout" svg:width="0.889cm" svg:height="0.635cm" draw:transform="rotate (-1.5707963267949) translate (8.889cm 1.0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draw:transform="rotate (-1.5707963267949) translate (9.017cm 1.0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0.889cm" svg:height="0.635cm" draw:transform="rotate (-1.5707963267949) translate (9.144cm 1.0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draw:transform="rotate (-1.5707963267949) translate (9.271cm 1.0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draw:transform="rotate (-1.5707963267949) translate (9.398cm 1.0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2.794cm" svg:height="1.039cm" svg:x="7.62cm" svg:y="0.127cm">
          <draw:text-box>
            <text:p><text:span text:style-name="T1">Target</text:span></text:p>
          </draw:text-box>
        </draw:frame>
        <draw:custom-shape draw:style-name="gr3" draw:text-style-name="P3" xml:id="id2" draw:id="id2" draw:layer="layout" svg:width="0.889cm" svg:height="0.635cm" draw:transform="rotate (-1.5707963267949) translate (6.35cm 1.0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curve" svg:x1="8.509cm" svg:y1="1.46cm" svg:x2="6.35cm" svg:y2="1.46cm" draw:start-shape="id1" draw:start-glue-point="2" draw:end-shape="id2" draw:end-glue-point="0" svg:d="M8509 1460h-2159" svg:viewBox="0 0 2160 1">
          <text:p/>
        </draw:connector>
        <draw:connector draw:style-name="gr6" draw:text-style-name="P4" draw:layer="layout" draw:type="curve" svg:x1="5.715cm" svg:y1="1.46cm" svg:x2="3.429cm" svg:y2="1.46cm" draw:start-shape="id2" draw:start-glue-point="2" draw:end-shape="id3" draw:end-glue-point="0" svg:d="M5715 1460h-2286" svg:viewBox="0 0 2287 1">
          <text:p/>
        </draw:connector>
        <draw:frame draw:style-name="gr7" draw:text-style-name="P2" draw:layer="layout" svg:width="2.921cm" svg:height="1.827cm" svg:x="8.636cm" svg:y="2.667cm">
          <draw:text-box>
            <text:p><text:span text:style-name="T1">A random card of player in turn’s choice</text:span></text:p>
          </draw:text-box>
        </draw:frame>
        <draw:line draw:style-name="gr6" draw:text-style-name="P4" draw:layer="layout" svg:x1="5.969cm" svg:y1="1.524cm" svg:x2="8.763cm" svg:y2="3.302cm">
          <text:p/>
        </draw:line>
        <draw:custom-shape draw:style-name="gr1" draw:text-style-name="P1" xml:id="id4" draw:id="id4" draw:layer="layout" svg:width="0.889cm" svg:height="0.635cm" draw:transform="rotate (-1.5707963267949) translate (4.063cm 3.04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0.889cm" svg:height="0.635cm" draw:transform="rotate (-1.5707963267949) translate (4.191cm 3.17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254cm" svg:height="1.27cm" svg:x="3.048cm" svg:y="2.9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2" draw:layer="layout" svg:width="2.921cm" svg:height="0.811cm" svg:x="0.381cm" svg:y="3.253cm">
          <draw:text-box>
            <text:p><text:span text:style-name="T1">Two of a kind</text:span></text:p>
          </draw:text-box>
        </draw:frame>
        <draw:connector draw:style-name="gr6" draw:text-style-name="P4" draw:layer="layout" draw:type="curve" svg:x1="3.112cm" svg:y1="1.905cm" svg:x2="3.746cm" svg:y2="3.048cm" draw:start-shape="id3" draw:start-glue-point="1" draw:end-shape="id4" draw:end-glue-point="3" svg:d="M3112 1905c0 856 634 285 634 1143" svg:viewBox="0 0 635 1144">
          <text:p/>
        </draw:connector>
        <draw:connector draw:style-name="gr6" draw:text-style-name="P4" draw:layer="layout" draw:type="curve" svg:x1="3.874cm" svg:y1="4.064cm" svg:x2="4.635cm" svg:y2="4.826cm" draw:start-shape="id5" draw:start-glue-point="1" draw:end-shape="id6" draw:end-glue-point="0" svg:d="M3874 4064c0 571 761 191 761 762" svg:viewBox="0 0 762 763">
          <text:p/>
        </draw:connector>
        <draw:line draw:style-name="gr10" draw:text-style-name="P4" draw:layer="layout" svg:x1="11.557cm" svg:y1="0cm" svg:x2="11.557cm" svg:y2="6.858cm">
          <text:p/>
        </draw:line>
        <draw:custom-shape draw:style-name="gr1" draw:text-style-name="P1" draw:layer="layout" svg:width="0.889cm" svg:height="0.635cm" svg:x="15.24cm" svg:y="5.3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89cm" svg:height="0.635cm" svg:x="15.367cm" svg:y="5.2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89cm" svg:height="0.635cm" svg:x="15.494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0.889cm" svg:height="0.635cm" svg:x="15.621cm" svg:y="4.9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413cm" svg:height="0.762cm" svg:x="14.478cm" svg:y="6.096cm">
          <draw:text-box>
            <text:p><text:span text:style-name="T1">Discard Pile</text:span></text:p>
          </draw:text-box>
        </draw:frame>
        <draw:custom-shape draw:style-name="gr3" draw:text-style-name="P3" draw:layer="layout" svg:width="0.889cm" svg:height="0.635cm" svg:x="18.288cm" svg:y="5.4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svg:x="18.415cm" svg:y="5.3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svg:x="18.542cm" svg:y="5.2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svg:x="18.669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413cm" svg:height="0.762cm" svg:x="17.526cm" svg:y="6.096cm">
          <draw:text-box>
            <text:p><text:span text:style-name="T1">Draw Pile</text:span></text:p>
          </draw:text-box>
        </draw:frame>
        <draw:custom-shape draw:style-name="gr3" draw:text-style-name="P3" draw:layer="layout" svg:width="0.889cm" svg:height="0.635cm" draw:transform="rotate (-1.5707963267949) translate (14.35cm 1.14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draw:transform="rotate (-1.5707963267949) translate (14.478cm 1.14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draw:transform="rotate (-1.5707963267949) translate (14.605cm 1.14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draw:transform="rotate (-1.5707963267949) translate (14.732cm 1.14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0.889cm" svg:height="0.635cm" draw:transform="rotate (-1.5707963267949) translate (14.859cm 1.14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2.794cm" svg:height="1.039cm" svg:x="13.081cm" svg:y="0.254cm">
          <draw:text-box>
            <text:p><text:span text:style-name="T1">Player in turn</text:span></text:p>
          </draw:text-box>
        </draw:frame>
        <draw:custom-shape draw:style-name="gr3" draw:text-style-name="P3" draw:layer="layout" svg:width="0.889cm" svg:height="0.635cm" draw:transform="rotate (-1.5707963267949) translate (20.319cm 1.14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draw:transform="rotate (-1.5707963267949) translate (20.447cm 1.14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" draw:id="id7" draw:layer="layout" svg:width="0.889cm" svg:height="0.635cm" draw:transform="rotate (-1.5707963267949) translate (20.574cm 1.14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draw:transform="rotate (-1.5707963267949) translate (20.701cm 1.14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draw:transform="rotate (-1.5707963267949) translate (20.828cm 1.14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2.794cm" svg:height="1.039cm" svg:x="19.05cm" svg:y="0.254cm">
          <draw:text-box>
            <text:p><text:span text:style-name="T1">Target</text:span></text:p>
          </draw:text-box>
        </draw:frame>
        <draw:custom-shape draw:style-name="gr3" draw:text-style-name="P3" xml:id="id8" draw:id="id8" draw:layer="layout" svg:width="0.889cm" svg:height="0.635cm" draw:transform="rotate (-1.5707963267949) translate (17.78cm 1.14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curve" svg:x1="19.939cm" svg:y1="1.587cm" svg:x2="17.78cm" svg:y2="1.587cm" draw:start-shape="id7" draw:start-glue-point="2" draw:end-shape="id8" draw:end-glue-point="0" svg:d="M19939 1587h-2159" svg:viewBox="0 0 2160 1">
          <text:p/>
        </draw:connector>
        <draw:connector draw:style-name="gr6" draw:text-style-name="P4" draw:layer="layout" draw:type="curve" svg:x1="17.145cm" svg:y1="1.587cm" svg:x2="14.859cm" svg:y2="1.587cm" draw:start-shape="id8" draw:start-glue-point="2" draw:end-shape="id9" draw:end-glue-point="0" svg:d="M17145 1587h-2286" svg:viewBox="0 0 2287 1">
          <text:p/>
        </draw:connector>
        <draw:line draw:style-name="gr6" draw:text-style-name="P4" draw:layer="layout" svg:x1="17.399cm" svg:y1="1.651cm" svg:x2="20.193cm" svg:y2="3.429cm">
          <text:p/>
        </draw:line>
        <draw:custom-shape draw:style-name="gr1" draw:text-style-name="P1" xml:id="id10" draw:id="id10" draw:layer="layout" svg:width="0.889cm" svg:height="0.635cm" draw:transform="rotate (-1.5707963267949) translate (15.493cm 3.17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0.889cm" svg:height="0.635cm" draw:transform="rotate (-1.5707963267949) translate (15.621cm 3.30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254cm" svg:height="1.27cm" svg:x="14.478cm" svg:y="3.04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2" draw:layer="layout" svg:width="2.921cm" svg:height="0.811cm" svg:x="11.811cm" svg:y="3.38cm">
          <draw:text-box>
            <text:p><text:span text:style-name="T1">Three of a kind</text:span></text:p>
          </draw:text-box>
        </draw:frame>
        <draw:connector draw:style-name="gr6" draw:text-style-name="P4" draw:layer="layout" draw:type="curve" svg:x1="14.542cm" svg:y1="2.032cm" svg:x2="15.176cm" svg:y2="3.175cm" draw:start-shape="id9" draw:start-glue-point="1" draw:end-shape="id10" draw:end-glue-point="3" svg:d="M14542 2032c0 856 634 285 634 1143" svg:viewBox="0 0 635 1144">
          <text:p/>
        </draw:connector>
        <draw:connector draw:style-name="gr6" draw:text-style-name="P4" draw:layer="layout" draw:type="curve" svg:x1="15.304cm" svg:y1="4.191cm" svg:x2="16.065cm" svg:y2="4.953cm" draw:start-shape="id11" draw:start-glue-point="1" draw:end-shape="id12" draw:end-glue-point="0" svg:d="M15304 4191c0 571 761 191 761 762" svg:viewBox="0 0 762 763">
          <text:p/>
        </draw:connector>
        <draw:frame draw:style-name="gr7" draw:text-style-name="P2" draw:layer="layout" svg:width="2.921cm" svg:height="1.827cm" svg:x="19.939cm" svg:y="3.253cm">
          <draw:text-box>
            <text:p><text:span text:style-name="T1">A card named by the player in turn</text:span></text:p>
          </draw:text-box>
        </draw:frame>
        <draw:custom-shape draw:style-name="gr1" draw:text-style-name="P1" draw:layer="layout" svg:width="0.889cm" svg:height="0.635cm" svg:x="10.287cm" svg:y="12.8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89cm" svg:height="0.635cm" svg:x="10.414cm" svg:y="1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89cm" svg:height="0.635cm" svg:x="10.541cm" svg:y="12.5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6" draw:id="id16" draw:layer="layout" svg:width="0.889cm" svg:height="0.635cm" svg:x="10.668cm" svg:y="12.4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413cm" svg:height="0.762cm" svg:x="9.525cm" svg:y="13.589cm">
          <draw:text-box>
            <text:p><text:span text:style-name="T1">D</text:span><text:span text:style-name="T1">is</text:span><text:span text:style-name="T1">c</text:span><text:span text:style-name="T1">ar</text:span><text:span text:style-name="T1">d </text:span><text:span text:style-name="T1">P</text:span><text:span text:style-name="T1">il</text:span><text:span text:style-name="T1">e</text:span></text:p>
          </draw:text-box>
        </draw:frame>
        <draw:custom-shape draw:style-name="gr3" draw:text-style-name="P3" draw:layer="layout" svg:width="0.889cm" svg:height="0.635cm" svg:x="13.335cm" svg:y="12.9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svg:x="13.462cm" svg:y="12.8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svg:x="13.589cm" svg:y="1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svg:x="13.716cm" svg:y="12.5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413cm" svg:height="0.762cm" svg:x="12.573cm" svg:y="13.589cm">
          <draw:text-box>
            <text:p><text:span text:style-name="T1">Draw Pile</text:span></text:p>
          </draw:text-box>
        </draw:frame>
        <draw:custom-shape draw:style-name="gr3" draw:text-style-name="P3" draw:layer="layout" svg:width="0.889cm" svg:height="0.635cm" draw:transform="rotate (-1.5707963267949) translate (8.127cm 8.63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draw:transform="rotate (-1.5707963267949) translate (8.255cm 8.63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draw:transform="rotate (-1.5707963267949) translate (8.382cm 8.63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draw:transform="rotate (-1.5707963267949) translate (8.509cm 8.63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0.889cm" svg:height="0.635cm" draw:transform="rotate (-1.5707963267949) translate (8.636cm 8.63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2.794cm" svg:height="1.039cm" svg:x="6.858cm" svg:y="7.747cm">
          <draw:text-box>
            <text:p><text:span text:style-name="T1">Player in turn</text:span></text:p>
          </draw:text-box>
        </draw:frame>
        <draw:custom-shape draw:style-name="gr3" draw:text-style-name="P3" xml:id="id17" draw:id="id17" draw:layer="layout" svg:width="0.889cm" svg:height="0.635cm" draw:transform="rotate (-1.5707963267949) translate (12.421cm 8.63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0.889cm" svg:height="0.635cm" draw:transform="rotate (-1.5707963267949) translate (9.27cm 10.66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89cm" svg:height="0.635cm" draw:transform="rotate (-1.5707963267949) translate (9.398cm 10.79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254cm" svg:height="1.778cm" svg:x="8.255cm" svg:y="10.5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2" draw:layer="layout" svg:width="2.921cm" svg:height="1.039cm" svg:x="5.461cm" svg:y="11cm">
          <draw:text-box>
            <text:p><text:span text:style-name="T1">Five different cards</text:span></text:p>
          </draw:text-box>
        </draw:frame>
        <draw:connector draw:style-name="gr6" draw:text-style-name="P4" draw:layer="layout" draw:type="curve" svg:x1="8.319cm" svg:y1="9.525cm" svg:x2="8.953cm" svg:y2="10.668cm" draw:start-shape="id13" draw:start-glue-point="1" draw:end-shape="id14" draw:end-glue-point="3" svg:d="M8319 9525c0 856 634 285 634 1143" svg:viewBox="0 0 635 1144">
          <text:p/>
        </draw:connector>
        <draw:frame draw:style-name="gr7" draw:text-style-name="P2" draw:layer="layout" svg:width="2.921cm" svg:height="1.827cm" svg:x="13.716cm" svg:y="9.222cm">
          <draw:text-box>
            <text:p><text:span text:style-name="T1">A card of player in turn’s choice</text:span></text:p>
          </draw:text-box>
        </draw:frame>
        <draw:custom-shape draw:style-name="gr1" draw:text-style-name="P1" draw:layer="layout" svg:width="0.889cm" svg:height="0.635cm" draw:transform="rotate (-1.5707963267949) translate (9.525cm 10.92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89cm" svg:height="0.635cm" draw:transform="rotate (-1.5707963267949) translate (9.652cm 11.04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0.889cm" svg:height="0.635cm" draw:transform="rotate (-1.5707963267949) translate (9.779cm 11.17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curve" svg:x1="9.779cm" svg:y1="11.62cm" svg:x2="11.112cm" svg:y2="12.446cm" draw:start-shape="id15" draw:start-glue-point="0" draw:end-shape="id16" svg:d="M9779 11620c889 0 1333 275 1333 826" svg:viewBox="0 0 1334 827">
          <text:p/>
        </draw:connector>
        <draw:connector draw:style-name="gr6" draw:text-style-name="P4" draw:layer="layout" draw:type="curve" svg:x1="11.557cm" svg:y1="12.763cm" svg:x2="12.104cm" svg:y2="9.528cm" draw:start-shape="id16" draw:start-glue-point="1" draw:end-shape="id17" draw:end-glue-point="1" svg:d="M11557 12763c365 0 547-1078 547-3235" svg:viewBox="0 0 548 3236">
          <text:p/>
        </draw:connector>
        <draw:connector draw:style-name="gr6" draw:text-style-name="P4" draw:layer="layout" draw:type="curve" svg:x1="11.786cm" svg:y1="9.083cm" svg:x2="8.636cm" svg:y2="9.08cm" draw:start-shape="id17" draw:start-glue-point="2" draw:end-shape="id13" draw:end-glue-point="0" svg:d="M11786 9083c-2362 0-788-3-3150-3" svg:viewBox="0 0 3151 4">
          <text:p/>
        </draw:connector>
        <draw:line draw:style-name="gr6" draw:text-style-name="P4" draw:layer="layout" svg:x1="12.192cm" svg:y1="9.017cm" svg:x2="13.716cm" svg:y2="9.7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733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5:36:21.439788326</meta:creation-date>
    <dc:date>2018-11-26T16:48:05.852562838</dc:date>
    <meta:editing-duration>PT37M6S</meta:editing-duration>
    <meta:editing-cycles>12</meta:editing-cycles>
    <meta:generator>LibreOffice/5.1.6.2$Linux_X86_64 LibreOffice_project/10m0$Build-2</meta:generator>
    <meta:document-statistic meta:object-count="97"/>
  </office:meta>
</office:document-meta>
</file>